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ee9" officeooo:paragraph-rsid="00104ee9"/>
    </style:style>
    <style:style style:name="P2" style:family="paragraph" style:parent-style-name="Standard">
      <style:text-properties officeooo:rsid="0011a768" officeooo:paragraph-rsid="0011a768"/>
    </style:style>
    <style:style style:name="P3" style:family="paragraph" style:parent-style-name="Standard">
      <style:text-properties officeooo:rsid="001366b7" officeooo:paragraph-rsid="001366b7"/>
    </style:style>
    <style:style style:name="P4" style:family="paragraph" style:parent-style-name="Standard">
      <style:text-properties officeooo:rsid="0014d97e" officeooo:paragraph-rsid="0014d9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M</text:p>
      <text:p text:style-name="P1">import java.io.*;</text:p>
      <text:p text:style-name="P1">import java.util.*;</text:p>
      <text:p text:style-name="P1"/>
      <text:p text:style-name="P1">public class Solution {</text:p>
      <text:p text:style-name="P1"/>
      <text:p text:style-name="P1"><text:s text:c="4"/>public static void main(String[] args) {</text:p>
      <text:p text:style-name="P1"><text:s text:c="8"/>/* Enter your code here. Read input from STDIN. Print output to STDOUT. Your class should be named Solution. */</text:p>
      <text:p text:style-name="P1"><text:s text:c="8"/>float bal, draw;</text:p>
      <text:p text:style-name="P1"><text:s text:c="8"/>Scanner sc = new Scanner(System.in);</text:p>
      <text:p text:style-name="P1"><text:s text:c="8"/></text:p>
      <text:p text:style-name="P1"><text:s text:c="8"/>draw = sc.nextFloat();</text:p>
      <text:p text:style-name="P1"><text:s text:c="8"/>bal = sc.nextFloat();</text:p>
      <text:p text:style-name="P1"><text:s text:c="8"/>if(draw &gt; bal || draw % 5 != 0)</text:p>
      <text:p text:style-name="P1"><text:s text:c="12"/>System.out.println(bal);</text:p>
      <text:p text:style-name="P1"><text:s text:c="8"/>else</text:p>
      <text:p text:style-name="P1"><text:s text:c="8"/>{</text:p>
      <text:p text:style-name="P1"><text:s text:c="12"/>bal = bal - draw - 0.5f;</text:p>
      <text:p text:style-name="P1"><text:s text:c="12"/>System.out.println(bal);</text:p>
      <text:p text:style-name="P1"><text:s text:c="8"/>}</text:p>
      <text:p text:style-name="P1"><text:s text:c="8"/></text:p>
      <text:p text:style-name="P1"><text:s text:c="4"/>}</text:p>
      <text:p text:style-name="P1">}</text:p>
      <text:p text:style-name="P1"/>
      <text:p text:style-name="P1"/>
      <text:p text:style-name="P1">BANK</text:p>
      <text:p text:style-name="P1"/>
      <text:p text:style-name="P1">import java.io.*;</text:p>
      <text:p text:style-name="P1">import java.util.*;</text:p>
      <text:p text:style-name="P1"/>
      <text:p text:style-name="P1">public class Solution {</text:p>
      <text:p text:style-name="P1"/>
      <text:p text:style-name="P1"><text:s text:c="4"/>public static void main(String[] args) {</text:p>
      <text:p text:style-name="P1"><text:s text:c="8"/>/*</text:p>
      <text:p text:style-name="P1"><text:s text:c="9"/>* Enter your code here. Read input from STDIN. Print output to STDOUT. Your</text:p>
      <text:p text:style-name="P1"><text:s text:c="9"/>* class should be named Solution.</text:p>
      <text:p text:style-name="P1"><text:s text:c="9"/>*/</text:p>
      <text:p text:style-name="P1"><text:s text:c="8"/>int m, n;</text:p>
      <text:p text:style-name="P1"><text:s text:c="8"/>Scanner sc = new Scanner(System.in);</text:p>
      <text:p text:style-name="P1"><text:s text:c="8"/>m = sc.nextInt();</text:p>
      <text:p text:style-name="P1"><text:s text:c="8"/>n = sc.nextInt();</text:p>
      <text:p text:style-name="P1"><text:s text:c="8"/>if (m % 10 == n % 10)</text:p>
      <text:p text:style-name="P1"><text:s text:c="12"/>System.out.println("True");</text:p>
      <text:p text:style-name="P1"><text:s text:c="8"/>else</text:p>
      <text:p text:style-name="P1"><text:s text:c="12"/>System.out.println("False");</text:p>
      <text:p text:style-name="P1"/>
      <text:p text:style-name="P1"><text:s text:c="4"/>}</text:p>
      <text:p text:style-name="P1">}</text:p>
      <text:p text:style-name="P1"><text:soft-page-break/>BUGGER</text:p>
      <text:p text:style-name="P1">import java.io.*;</text:p>
      <text:p text:style-name="P1">import java.util.*;</text:p>
      <text:p text:style-name="P1"/>
      <text:p text:style-name="P1">public class Solution {</text:p>
      <text:p text:style-name="P1"/>
      <text:p text:style-name="P1"><text:s text:c="4"/>public static void main(String[] args) {</text:p>
      <text:p text:style-name="P1"><text:s text:c="8"/>/*</text:p>
      <text:p text:style-name="P1"><text:s text:c="9"/>* Enter your code here. Read input from STDIN. Print output to STDOUT. Your</text:p>
      <text:p text:style-name="P1"><text:s text:c="9"/>* class should be named Solution.</text:p>
      <text:p text:style-name="P1"><text:s text:c="9"/>*/</text:p>
      <text:p text:style-name="P1"><text:s text:c="8"/>int num, prod, temp, count;</text:p>
      <text:p text:style-name="P1"><text:s text:c="8"/>Scanner sc = new Scanner(System.in);</text:p>
      <text:p text:style-name="P1"><text:s text:c="8"/>num = sc.nextInt();</text:p>
      <text:p text:style-name="P1"><text:s text:c="8"/>count = 0;</text:p>
      <text:p text:style-name="P1"><text:s text:c="8"/>while (num / 10 &gt; 0) {</text:p>
      <text:p text:style-name="P1"><text:s text:c="12"/>temp = num;</text:p>
      <text:p text:style-name="P1"><text:s text:c="12"/>prod = 1;</text:p>
      <text:p text:style-name="P1"><text:s text:c="12"/>while (temp &gt; 0) {</text:p>
      <text:p text:style-name="P1"><text:s text:c="16"/>prod = prod * (temp % 10);</text:p>
      <text:p text:style-name="P1"><text:s text:c="16"/>temp /= 10;</text:p>
      <text:p text:style-name="P1"><text:s text:c="12"/>}</text:p>
      <text:p text:style-name="P1"><text:s text:c="12"/>count++;</text:p>
      <text:p text:style-name="P1"><text:s text:c="12"/>num = prod;</text:p>
      <text:p text:style-name="P1"/>
      <text:p text:style-name="P1"><text:s text:c="8"/>}</text:p>
      <text:p text:style-name="P1"><text:s text:c="8"/>System.out.println(count);</text:p>
      <text:p text:style-name="P1"/>
      <text:p text:style-name="P1"><text:s text:c="4"/>}</text:p>
      <text:p text:style-name="P1">}</text:p>
      <text:p text:style-name="P1"/>
      <text:p text:style-name="P1"/>
      <text:p text:style-name="P1">DIGITS</text:p>
      <text:p text:style-name="P1">import java.io.*;</text:p>
      <text:p text:style-name="P1">import java.util.*;</text:p>
      <text:p text:style-name="P1"/>
      <text:p text:style-name="P1">public class Solution {</text:p>
      <text:p text:style-name="P1"/>
      <text:p text:style-name="P1"><text:s text:c="4"/>public static void main(String[] args) {</text:p>
      <text:p text:style-name="P1"><text:s text:c="8"/>/*</text:p>
      <text:p text:style-name="P1"><text:s text:c="9"/>* Enter your code here. Read input from STDIN. Print output to STDOUT. Your</text:p>
      <text:p text:style-name="P1"><text:s text:c="9"/>* class should be named Solution.</text:p>
      <text:p text:style-name="P1"><text:s text:c="9"/>*/</text:p>
      <text:p text:style-name="P1"><text:s text:c="8"/>String num;</text:p>
      <text:p text:style-name="P1"><text:s text:c="8"/>Scanner sc = new Scanner(System.in);</text:p>
      <text:p text:style-name="P1"><text:s text:c="8"/>num = sc.nextLine();</text:p>
      <text:p text:style-name="P1"><text:s text:c="8"/>int sum = Integer.parseInt(Character.toString(num.charAt(0)))</text:p>
      <text:p text:style-name="P1"><text:s text:c="16"/>+ Integer.parseInt(Character.toString(num.charAt(num.length() - 1)));</text:p>
      <text:p text:style-name="P1"><text:s text:c="8"/>System.out.println(sum);</text:p>
      <text:p text:style-name="P1"><text:soft-page-break/><text:s text:c="4"/>}</text:p>
      <text:p text:style-name="P1">}</text:p>
      <text:p text:style-name="P1"/>
      <text:p text:style-name="P1"/>
      <text:p text:style-name="P1">FIRSTLETTER</text:p>
      <text:p text:style-name="P1">import java.io.*;</text:p>
      <text:p text:style-name="P1">import java.util.*;</text:p>
      <text:p text:style-name="P1"/>
      <text:p text:style-name="P1">public class Solution {</text:p>
      <text:p text:style-name="P1"/>
      <text:p text:style-name="P1"><text:s text:c="4"/>public static void main(String[] args) {</text:p>
      <text:p text:style-name="P1"><text:s text:c="8"/>/*</text:p>
      <text:p text:style-name="P1"><text:s text:c="9"/>* Enter your code here. Read input from STDIN. Print output to STDOUT. Your</text:p>
      <text:p text:style-name="P1"><text:s text:c="9"/>* class should be named Solution.</text:p>
      <text:p text:style-name="P1"><text:s text:c="9"/>*/</text:p>
      <text:p text:style-name="P1"><text:s text:c="8"/>String input, letters = "";</text:p>
      <text:p text:style-name="P1"><text:s text:c="8"/>Scanner sc = new Scanner(System.in);</text:p>
      <text:p text:style-name="P1"><text:s text:c="8"/>input = sc.nextLine();</text:p>
      <text:p text:style-name="P1"><text:s text:c="8"/>letters += input.charAt(0);</text:p>
      <text:p text:style-name="P1"><text:s text:c="8"/>int len = input.length() - 1;</text:p>
      <text:p text:style-name="P1"><text:s text:c="8"/>for (int i = 1; i &lt; len; i++)</text:p>
      <text:p text:style-name="P1"><text:s text:c="12"/>if (input.charAt(i) == ' ' &amp;&amp; input.charAt(i + 1) != ' ')</text:p>
      <text:p text:style-name="P1"><text:s text:c="16"/>letters += input.charAt(i + 1);</text:p>
      <text:p text:style-name="P1"><text:s text:c="8"/>System.out.println(letters);</text:p>
      <text:p text:style-name="P1"/>
      <text:p text:style-name="P1"><text:s text:c="4"/>}</text:p>
      <text:p text:style-name="P1">}</text:p>
      <text:p text:style-name="P1"/>
      <text:p text:style-name="P2">MAX MONEY</text:p>
      <text:p text:style-name="P2">import java.io.*;</text:p>
      <text:p text:style-name="P2">import java.util.*;</text:p>
      <text:p text:style-name="P2"/>
      <text:p text:style-name="P2">public class Solution {</text:p>
      <text:p text:style-name="P2"/>
      <text:p text:style-name="P2"><text:s text:c="4"/>public static void main(String[] args) {</text:p>
      <text:p text:style-name="P2"><text:s text:c="8"/>/*</text:p>
      <text:p text:style-name="P2"><text:s text:c="9"/>* Enter your code here. Read input from STDIN. Print output to STDOUT. Your</text:p>
      <text:p text:style-name="P2"><text:s text:c="9"/>* class should be named Solution.</text:p>
      <text:p text:style-name="P2"><text:s text:c="9"/>*/</text:p>
      <text:p text:style-name="P2"><text:s text:c="8"/>int houses, amount, total = 0;</text:p>
      <text:p text:style-name="P2"><text:s text:c="8"/>Scanner sc = new Scanner(System.in);</text:p>
      <text:p text:style-name="P2"><text:s text:c="8"/>houses = sc.nextInt();</text:p>
      <text:p text:style-name="P2"><text:s text:c="8"/>amount = sc.nextInt();</text:p>
      <text:p text:style-name="P2"><text:s text:c="8"/>for (int i = 1; i &lt;= houses; i += 2)</text:p>
      <text:p text:style-name="P2"><text:s text:c="12"/>total += amount;</text:p>
      <text:p text:style-name="P2"><text:s text:c="8"/>System.out.println(total);</text:p>
      <text:p text:style-name="P2"><text:s text:c="4"/>}</text:p>
      <text:p text:style-name="P2">}</text:p>
      <text:p text:style-name="P2"/>
      <text:p text:style-name="P3"><text:soft-page-break/>N BY M</text:p>
      <text:p text:style-name="P3">import java.io.*;</text:p>
      <text:p text:style-name="P3">import java.util.*;</text:p>
      <text:p text:style-name="P3"/>
      <text:p text:style-name="P3">public class Solution {</text:p>
      <text:p text:style-name="P3"/>
      <text:p text:style-name="P3"><text:s text:c="4"/>public static void main(String[] args) {</text:p>
      <text:p text:style-name="P3"><text:s text:c="8"/>/*</text:p>
      <text:p text:style-name="P3"><text:s text:c="9"/>* Enter your code here. Read input from STDIN. Print output to STDOUT. Your</text:p>
      <text:p text:style-name="P3"><text:s text:c="9"/>* class should be named Solution.</text:p>
      <text:p text:style-name="P3"><text:s text:c="9"/>*/</text:p>
      <text:p text:style-name="P3"><text:s text:c="8"/>int num, times;</text:p>
      <text:p text:style-name="P3"><text:s text:c="8"/>Scanner sc = new Scanner(System.in);</text:p>
      <text:p text:style-name="P3"><text:s text:c="8"/>num = sc.nextInt();</text:p>
      <text:p text:style-name="P3"><text:s text:c="8"/>times = sc.nextInt();</text:p>
      <text:p text:style-name="P3"><text:s text:c="8"/>num = num / (int) Math.pow(2, times - 1);</text:p>
      <text:p text:style-name="P3"><text:s text:c="8"/>System.out.println(num);</text:p>
      <text:p text:style-name="P3"><text:s text:c="4"/>}</text:p>
      <text:p text:style-name="P3">}</text:p>
      <text:p text:style-name="P3"/>
      <text:p text:style-name="P3"/>
      <text:p text:style-name="P3">PERFECT NUMBER</text:p>
      <text:p text:style-name="P3">import java.io.*;</text:p>
      <text:p text:style-name="P3">import java.util.*;</text:p>
      <text:p text:style-name="P3"/>
      <text:p text:style-name="P3">public class Solution {</text:p>
      <text:p text:style-name="P3"/>
      <text:p text:style-name="P3"><text:s text:c="4"/>public static void main(String[] args) {</text:p>
      <text:p text:style-name="P3"><text:s text:c="8"/>/*</text:p>
      <text:p text:style-name="P3"><text:s text:c="9"/>* Enter your code here. Read input from STDIN. Print output to STDOUT. Your</text:p>
      <text:p text:style-name="P3"><text:s text:c="9"/>* class should be named Solution.</text:p>
      <text:p text:style-name="P3"><text:s text:c="9"/>*/</text:p>
      <text:p text:style-name="P3"><text:s text:c="8"/>int num, temp, dig;</text:p>
      <text:p text:style-name="P3"><text:s text:c="8"/>long sum = 0;</text:p>
      <text:p text:style-name="P3"/>
      <text:p text:style-name="P3"><text:s text:c="8"/>Scanner sc = new Scanner(System.in);</text:p>
      <text:p text:style-name="P3"/>
      <text:p text:style-name="P3"><text:s text:c="8"/>num = sc.nextInt();</text:p>
      <text:p text:style-name="P3"><text:s text:c="8"/>temp = num;</text:p>
      <text:p text:style-name="P3"/>
      <text:p text:style-name="P3"><text:s text:c="8"/>while (temp &gt; 0) {</text:p>
      <text:p text:style-name="P3"><text:s text:c="12"/>dig = temp % 10;</text:p>
      <text:p text:style-name="P3"><text:s text:c="12"/>sum += factorial(dig);</text:p>
      <text:p text:style-name="P3"><text:s text:c="12"/>temp /= 10;</text:p>
      <text:p text:style-name="P3"><text:s text:c="8"/>}</text:p>
      <text:p text:style-name="P3"/>
      <text:p text:style-name="P3"><text:s text:c="8"/>if (num == sum)</text:p>
      <text:p text:style-name="P3"><text:s text:c="12"/>System.out.println("1");</text:p>
      <text:p text:style-name="P3"><text:s text:c="8"/>else</text:p>
      <text:p text:style-name="P3"><text:soft-page-break/><text:s text:c="12"/>System.out.println("0");</text:p>
      <text:p text:style-name="P3"><text:s text:c="4"/>}</text:p>
      <text:p text:style-name="P3"/>
      <text:p text:style-name="P3"><text:s text:c="4"/>static long factorial(int num) {</text:p>
      <text:p text:style-name="P3"><text:s text:c="8"/>long fact = 1;</text:p>
      <text:p text:style-name="P3"><text:s text:c="8"/>while (num &gt; 0) {</text:p>
      <text:p text:style-name="P3"><text:s text:c="12"/>fact = fact * num;</text:p>
      <text:p text:style-name="P3"><text:s text:c="12"/>num--;</text:p>
      <text:p text:style-name="P3"><text:s text:c="8"/>}</text:p>
      <text:p text:style-name="P3"><text:s text:c="8"/>return fact;</text:p>
      <text:p text:style-name="P3"><text:s text:c="4"/>}</text:p>
      <text:p text:style-name="P3">}</text:p>
      <text:p text:style-name="P3"/>
      <text:p text:style-name="P3">REVERSE ADD</text:p>
      <text:p text:style-name="P3">import java.io.*;</text:p>
      <text:p text:style-name="P3">import java.util.*;</text:p>
      <text:p text:style-name="P3"/>
      <text:p text:style-name="P3">public class Solution {</text:p>
      <text:p text:style-name="P3"/>
      <text:p text:style-name="P3"><text:s text:c="4"/>public static void main(String[] args) {</text:p>
      <text:p text:style-name="P3"><text:s text:c="8"/>/*</text:p>
      <text:p text:style-name="P3"><text:s text:c="9"/>* Enter your code here. Read input from STDIN. Print output to STDOUT. Your</text:p>
      <text:p text:style-name="P3"><text:s text:c="9"/>* class should be named Solution.</text:p>
      <text:p text:style-name="P3"><text:s text:c="9"/>*/</text:p>
      <text:p text:style-name="P3"><text:s text:c="8"/>int num, rev;</text:p>
      <text:p text:style-name="P3"><text:s text:c="8"/>Scanner sc = new Scanner(System.in);</text:p>
      <text:p text:style-name="P3"/>
      <text:p text:style-name="P3"><text:s text:c="8"/>num = sc.nextInt();</text:p>
      <text:p text:style-name="P3"><text:s text:c="8"/>rev = reverse(num);</text:p>
      <text:p text:style-name="P3"/>
      <text:p text:style-name="P3"><text:s text:c="8"/>while (num != rev) {</text:p>
      <text:p text:style-name="P3"><text:s text:c="12"/>num = num + rev;</text:p>
      <text:p text:style-name="P3"><text:s text:c="12"/>rev = reverse(num);</text:p>
      <text:p text:style-name="P3"><text:s text:c="8"/>}</text:p>
      <text:p text:style-name="P3"/>
      <text:p text:style-name="P3"><text:s text:c="8"/>System.out.println(num);</text:p>
      <text:p text:style-name="P3"><text:s text:c="4"/>}</text:p>
      <text:p text:style-name="P3"/>
      <text:p text:style-name="P3"><text:s text:c="4"/>static int reverse(int num) {</text:p>
      <text:p text:style-name="P3"><text:s text:c="8"/>int dig = 0, rev = 0;</text:p>
      <text:p text:style-name="P3"><text:s text:c="8"/>while (num &gt; 0) {</text:p>
      <text:p text:style-name="P3"><text:s text:c="12"/>dig = num % 10;</text:p>
      <text:p text:style-name="P3"><text:s text:c="12"/>rev = rev * 10 + dig;</text:p>
      <text:p text:style-name="P3"><text:s text:c="12"/>num /= 10;</text:p>
      <text:p text:style-name="P3"><text:s text:c="8"/>}</text:p>
      <text:p text:style-name="P3"><text:s text:c="8"/>return rev;</text:p>
      <text:p text:style-name="P3"><text:s text:c="4"/>}</text:p>
      <text:p text:style-name="P3">}</text:p>
      <text:p text:style-name="P3"/>
      <text:p text:style-name="P4"><text:soft-page-break/>SPACES</text:p>
      <text:p text:style-name="P4">import java.io.*;</text:p>
      <text:p text:style-name="P4">import java.util.*;</text:p>
      <text:p text:style-name="P4"/>
      <text:p text:style-name="P4">public class Solution {</text:p>
      <text:p text:style-name="P4"/>
      <text:p text:style-name="P4"><text:s text:c="4"/>public static void main(String[] args) {</text:p>
      <text:p text:style-name="P4"><text:s text:c="8"/>/*</text:p>
      <text:p text:style-name="P4"><text:s text:c="9"/>* Enter your code here. Read input from STDIN. Print output to STDOUT. Your</text:p>
      <text:p text:style-name="P4"><text:s text:c="9"/>* class should be named Solution.</text:p>
      <text:p text:style-name="P4"><text:s text:c="9"/>*/</text:p>
      <text:p text:style-name="P4"><text:s text:c="8"/>String str, newStr = "";</text:p>
      <text:p text:style-name="P4"><text:s text:c="8"/>Scanner sc = new Scanner(System.in);</text:p>
      <text:p text:style-name="P4"><text:s text:c="8"/>str = sc.nextLine();</text:p>
      <text:p text:style-name="P4"><text:s text:c="8"/>str = str.trim().replaceAll(" +", " ");</text:p>
      <text:p text:style-name="P4"><text:s text:c="8"/>System.out.println(str);</text:p>
      <text:p text:style-name="P4"/>
      <text:p text:style-name="P4"><text:s text:c="4"/>}</text:p>
      <text:p text:style-name="P4">}</text:p>
      <text:p text:style-name="P4"/>
      <text:p text:style-name="P4">WORD SPOIL</text:p>
      <text:p text:style-name="P4">import java.io.*;</text:p>
      <text:p text:style-name="P4">import java.util.*;</text:p>
      <text:p text:style-name="P4"/>
      <text:p text:style-name="P4">public class Solution {</text:p>
      <text:p text:style-name="P4"/>
      <text:p text:style-name="P4"><text:s text:c="4"/>public static void main(String[] args) {</text:p>
      <text:p text:style-name="P4"><text:s text:c="8"/>/*</text:p>
      <text:p text:style-name="P4"><text:s text:c="9"/>* Enter your code here. Read input from STDIN. Print output to STDOUT. Your</text:p>
      <text:p text:style-name="P4"><text:s text:c="9"/>* class should be named Solution.</text:p>
      <text:p text:style-name="P4"><text:s text:c="9"/>*/</text:p>
      <text:p text:style-name="P4"><text:s text:c="8"/>String str;</text:p>
      <text:p text:style-name="P4"><text:s text:c="8"/>Scanner sc = new Scanner(System.in);</text:p>
      <text:p text:style-name="P4"><text:s text:c="8"/>str = sc.nextLine();</text:p>
      <text:p text:style-name="P4"><text:s text:c="8"/>int count = 0, len = str.length();</text:p>
      <text:p text:style-name="P4"><text:s text:c="8"/>for (int i = 0; i &lt; len; i++)</text:p>
      <text:p text:style-name="P4"><text:s text:c="12"/>if (str.charAt(i) == ' ')</text:p>
      <text:p text:style-name="P4"><text:s text:c="16"/>count++;</text:p>
      <text:p text:style-name="P4"><text:s text:c="8"/>System.out.println(count + 1)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235" meta:word-count="856" meta:character-count="6351" meta:non-whitespace-character-count="4219"/>
  </office:meta>
</office:document-meta>
</file>